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list-style-name="L1">
      <style:paragraph-properties fo:text-align="justify" style:justify-single-word="false"/>
      <style:text-properties fo:language="en" fo:country="CA"/>
    </style:style>
    <style:style style:name="P8" style:family="paragraph" style:parent-style-name="Standard" style:list-style-name="L4">
      <style:paragraph-properties fo:text-align="justify" style:justify-single-word="false"/>
      <style:text-properties fo:language="en" fo:country="CA"/>
    </style:style>
    <style:style style:name="P9" style:family="paragraph" style:parent-style-name="Standard" style:list-style-name="L1">
      <style:paragraph-properties fo:text-align="justify" style:justify-single-word="false"/>
      <style:text-properties fo:language="en" fo:country="CA" style:text-underline-style="none"/>
    </style:style>
    <style:style style:name="P10"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1"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2"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3"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10/05/08, 10/07/20, 13/03/08, 13/06/04</text:h>
      <text:h text:style-name="Heading_20_1" text:outline-level="1">Preamble</text:h>
      <text:p text:style-name="Standard"/>
      <text:p text:style-name="P1">The role of this simple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to be us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text:p>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options.sys.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14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the radio).</text:p>
      <text:p text:style-name="P2"/>
      <text:p text:style-name="P2">If the fourth argument is nonzero, it specifies the initial delay (in PicOS milliseconds) before sending the first packet. Normally the first packet is sent immediately: the delay specification of the <text:span text:style-name="T3">l</text:span> command only applies to subsequent packets.</text:p>
      <text:p text:style-name="P2"/>
      <text:p text:style-name="P2">Whenever a node receives a measurement packet, it is supposed to count it. If this is the first time the node hears from this particular sender, it will create an entry for the sender with the initial count of 1. A <text:soft-page-break/>node can accommodate up to 8 different senders. This can be increased in principle, but the format of reports (that you can request from nodes remotely) restricts that population to whatever can fit into one packet.</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7073919965825026431" text:style-name="L1">
        <text:list-item>
          <text:p text:style-name="P7">The total number of activations of the receiver. This happens whenever the device thinks it perceives something looking like a packet. This counter wraps around at 64K. When that happens, the next counter is automatically zeroed out.</text:p>
          <text:p text:style-name="P7"/>
        </text:list-item>
        <text:list-item>
          <text:p text:style-name="P7">The total number of packets that have been correctly received and passed to TCV/VNETI. Note <text:soft-page-break/>that this can never be more than the previous value. Also note that with hardware CRC and the AUTOFLUSH option on, the two values will always be the same.</text:p>
          <text:p text:style-name="P7"/>
        </text:list-item>
        <text:list-item>
          <text:p text:style-name="P9">The total number of packets submitted for transmission.</text:p>
          <text:p text:style-name="P7"/>
        </text:list-item>
        <text:list-item>
          <text:p text:style-name="P9">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7"/>
        </text:list-item>
        <text:list-item>
          <text:p text:style-name="P7">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7"/>
        </text:list-item>
        <text:list-item>
          <text:p text:style-name="P7">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19, D:007F, N:45, L:58, P:7, R:101, Q:0, M:U, V:2365,234,0,1</text:span></text:p>
      <text:p text:style-name="P2"/>
      <text:p text:style-name="P2">The first number is the Node ID of the sender, the second (hex) value is the backoff suffered by the packet in PicOS milliseconds, the third value is the serial number of the packet (incremented by one for each subsequent packet transmitted in a series), the fourth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of sensor <text:soft-page-break/>readings. All values except D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text:soft-page-break/></text:p>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8340074450857913759" text:style-name="L2">
        <text:list-header>
          <text:p text:style-name="P10">RADIO_WOR_PREAMBLE_TIME <text:s/>rounded to full seconds (e.g., 5 → 5120)</text:p>
        </text:list-header>
      </text:list>
      <text:list xml:id="list1289815752019250063" text:style-name="L3">
        <text:list-header>
          <text:p text:style-name="P11">RADIO_WOR_IDLE_TIMEOUT rounded to full seconds.</text:p>
          <text:p text:style-name="P11">WOR_EVT0_TIME</text:p>
          <text:p text:style-name="P11">WOR_RX_TIME</text:p>
          <text:p text:style-name="P11">WOR_PQ_THR</text:p>
          <text:p text:style-name="P11">WOR_RSSI_THR</text:p>
          <text:p text:style-name="P12">WOR_EVT1_TIME</text:p>
        </text:list-header>
      </text:list>
      <text:p text:style-name="P3"><text:soft-page-break/></text:p>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soft-page-break/><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ext:soft-page-break/>the recipient, you will see something like this:</text:p>
      <text:p text:style-name="P2"/>
      <text:p text:style-name="P5"><text:tab/>Ready:</text:p>
      <text:p text:style-name="P5"><text:tab/>S 233 d</text:p>
      <text:p text:style-name="P5"><text:tab/>Ready:</text:p>
      <text:p text:style-name="P5"><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6858945209750346529" text:style-name="L4">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ext:soft-page-break/>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text:soft-page-break/></text:p>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8-28T20:50:31.37</dc:date>
    <meta:editing-duration>P1DT27M13S</meta:editing-duration>
    <meta:editing-cycles>87</meta:editing-cycles>
    <meta:generator>OpenOffice/4.0.0$Win32 OpenOffice.org_project/400m3$Build-9702</meta:generator>
    <dc:creator>Pawel Gburzynski</dc:creator>
    <meta:document-statistic meta:table-count="0" meta:image-count="0" meta:object-count="4" meta:page-count="12" meta:paragraph-count="236" meta:word-count="3911" meta:character-count="22547"/>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